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6.228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3.7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_knockout" table:style-name="ta1">
        <table:shapes>
          <draw:frame draw:z-index="0" draw:style-name="gr1" draw:text-style-name="P1" svg:width="27.169cm" svg:height="12.471cm" svg:x="5.771cm" svg:y="3.291cm">
            <draw:object draw:notify-on-update-of-ranges="feature_knockout.B1:feature_knockout.B1 feature_knockout.B2:feature_knockout.B41 feature_knockout.C1:feature_knockout.C1 feature_knockout.C2:feature_knockout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ariable Description</text:p>
          </table:table-cell>
          <table:table-cell office:value-type="string" calcext:value-type="string">
            <text:p>Best validation loss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ud ice mixing ratio</text:p>
          </table:table-cell>
          <table:table-cell office:value-type="float" office:value="0.411633632083734" calcext:value-type="float">
            <text:p>0.411633632083734</text:p>
          </table:table-cell>
          <table:table-cell office:value-type="string" calcext:value-type="string">
            <text:p>state_q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ud liquid mixing ratio</text:p>
          </table:table-cell>
          <table:table-cell office:value-type="float" office:value="0.404827269415061" calcext:value-type="float">
            <text:p>0.404827269415061</text:p>
          </table:table-cell>
          <table:table-cell office:value-type="string" calcext:value-type="string">
            <text:p>state_q0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lative humidity (proportion)</text:p>
          </table:table-cell>
          <table:table-cell office:value-type="float" office:value="0.390006284167369" calcext:value-type="float">
            <text:p>0.390006284167369</text:p>
          </table:table-cell>
          <table:table-cell office:value-type="string" calcext:value-type="string">
            <text:p>rel_humidi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onal momentum per unit volume</text:p>
          </table:table-cell>
          <table:table-cell office:value-type="float" office:value="0.380120263000329" calcext:value-type="float">
            <text:p>0.380120263000329</text:p>
          </table:table-cell>
          <table:table-cell office:value-type="string" calcext:value-type="string">
            <text:p>momentum_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idional wind speed</text:p>
          </table:table-cell>
          <table:table-cell office:value-type="float" office:value="0.380072496334712" calcext:value-type="float">
            <text:p>0.380072496334712</text:p>
          </table:table-cell>
          <table:table-cell office:value-type="string" calcext:value-type="string">
            <text:p>state_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bedo for direct longwave radiation</text:p>
          </table:table-cell>
          <table:table-cell office:value-type="float" office:value="0.379400124152501" calcext:value-type="float">
            <text:p>0.379400124152501</text:p>
          </table:table-cell>
          <table:table-cell office:value-type="string" calcext:value-type="string">
            <text:p>cam_in_ALDI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 temperature</text:p>
          </table:table-cell>
          <table:table-cell office:value-type="float" office:value="0.378588678687811" calcext:value-type="float">
            <text:p>0.378588678687811</text:p>
          </table:table-cell>
          <table:table-cell office:value-type="string" calcext:value-type="string">
            <text:p>state_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nal wind speed</text:p>
          </table:table-cell>
          <table:table-cell office:value-type="float" office:value="0.378557677318653" calcext:value-type="float">
            <text:p>0.378557677318653</text:p>
          </table:table-cell>
          <table:table-cell office:value-type="string" calcext:value-type="string">
            <text:p>state_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fic humidity</text:p>
          </table:table-cell>
          <table:table-cell office:value-type="float" office:value="0.378105411926905" calcext:value-type="float">
            <text:p>0.378105411926905</text:p>
          </table:table-cell>
          <table:table-cell office:value-type="string" calcext:value-type="string">
            <text:p>state_q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ward longwave flux</text:p>
          </table:table-cell>
          <table:table-cell office:value-type="float" office:value="0.37769756813844" calcext:value-type="float">
            <text:p>0.37769756813844</text:p>
          </table:table-cell>
          <table:table-cell office:value-type="string" calcext:value-type="string">
            <text:p>cam_in_LWU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trous oxide volume mixing ratio</text:p>
          </table:table-cell>
          <table:table-cell office:value-type="float" office:value="0.377514956146479" calcext:value-type="float">
            <text:p>0.377514956146479</text:p>
          </table:table-cell>
          <table:table-cell office:value-type="string" calcext:value-type="string">
            <text:p>pbuf_N2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bedo for diffuse shortwave radiation</text:p>
          </table:table-cell>
          <table:table-cell office:value-type="float" office:value="0.377440886199474" calcext:value-type="float">
            <text:p>0.377440886199474</text:p>
          </table:table-cell>
          <table:table-cell office:value-type="string" calcext:value-type="string">
            <text:p>cam_in_ASDI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face latent heat flux</text:p>
          </table:table-cell>
          <table:table-cell office:value-type="float" office:value="0.377409034470717" calcext:value-type="float">
            <text:p>0.377409034470717</text:p>
          </table:table-cell>
          <table:table-cell office:value-type="string" calcext:value-type="string">
            <text:p>pbuf_LHFL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rface pressure</text:p>
          </table:table-cell>
          <table:table-cell office:value-type="float" office:value="0.37716929713885" calcext:value-type="float">
            <text:p>0.37716929713885</text:p>
          </table:table-cell>
          <table:table-cell office:value-type="string" calcext:value-type="string">
            <text:p>state_p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edo for diffuse longwave radiation</text:p>
          </table:table-cell>
          <table:table-cell office:value-type="float" office:value="0.376987483352423" calcext:value-type="float">
            <text:p>0.376987483352423</text:p>
          </table:table-cell>
          <table:table-cell office:value-type="string" calcext:value-type="string">
            <text:p>cam_in_ALDI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zone volume mixing ratio</text:p>
          </table:table-cell>
          <table:table-cell office:value-type="float" office:value="0.376952368766069" calcext:value-type="float">
            <text:p>0.376952368766069</text:p>
          </table:table-cell>
          <table:table-cell office:value-type="string" calcext:value-type="string">
            <text:p>pbuf_ozo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ridional momentum per unit volume</text:p>
          </table:table-cell>
          <table:table-cell office:value-type="float" office:value="0.376876711597045" calcext:value-type="float">
            <text:p>0.376876711597045</text:p>
          </table:table-cell>
          <table:table-cell office:value-type="string" calcext:value-type="string">
            <text:p>momentum_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nd areal fraction</text:p>
          </table:table-cell>
          <table:table-cell office:value-type="float" office:value="0.376844010998805" calcext:value-type="float">
            <text:p>0.376844010998805</text:p>
          </table:table-cell>
          <table:table-cell office:value-type="string" calcext:value-type="string">
            <text:p>cam_in_LANDFRA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enith-adjusted insolation</text:p>
          </table:table-cell>
          <table:table-cell office:value-type="float" office:value="0.376829503228267" calcext:value-type="float">
            <text:p>0.376829503228267</text:p>
          </table:table-cell>
          <table:table-cell office:value-type="string" calcext:value-type="string">
            <text:p>vert_insola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bedo for direct shortwave radiation</text:p>
          </table:table-cell>
          <table:table-cell office:value-type="float" office:value="0.37675130913655" calcext:value-type="float">
            <text:p>0.37675130913655</text:p>
          </table:table-cell>
          <table:table-cell office:value-type="string" calcext:value-type="string">
            <text:p>cam_in_ASDI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ean areal fraction</text:p>
          </table:table-cell>
          <table:table-cell office:value-type="float" office:value="0.376737163960934" calcext:value-type="float">
            <text:p>0.376737163960934</text:p>
          </table:table-cell>
          <table:table-cell office:value-type="string" calcext:value-type="string">
            <text:p>cam_in_OCNFRA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ridional surface stress</text:p>
          </table:table-cell>
          <table:table-cell office:value-type="float" office:value="0.376722299555937" calcext:value-type="float">
            <text:p>0.376722299555937</text:p>
          </table:table-cell>
          <table:table-cell office:value-type="string" calcext:value-type="string">
            <text:p>pbuf_TAU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ciprocal lative humidity</text:p>
          </table:table-cell>
          <table:table-cell office:value-type="float" office:value="0.376603162040313" calcext:value-type="float">
            <text:p>0.376603162040313</text:p>
          </table:table-cell>
          <table:table-cell office:value-type="string" calcext:value-type="string">
            <text:p>recip_rel_humidi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ucler buoyancy metric</text:p>
          </table:table-cell>
          <table:table-cell office:value-type="float" office:value="0.376562011986971" calcext:value-type="float">
            <text:p>0.376562011986971</text:p>
          </table:table-cell>
          <table:table-cell office:value-type="string" calcext:value-type="string">
            <text:p>buoyan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onal surface stress</text:p>
          </table:table-cell>
          <table:table-cell office:value-type="float" office:value="0.376523946722349" calcext:value-type="float">
            <text:p>0.376523946722349</text:p>
          </table:table-cell>
          <table:table-cell office:value-type="string" calcext:value-type="string">
            <text:p>pbuf_TAU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rect shortwave absorbance</text:p>
          </table:table-cell>
          <table:table-cell office:value-type="float" office:value="0.376476089408" calcext:value-type="float">
            <text:p>0.376476089408</text:p>
          </table:table-cell>
          <table:table-cell office:value-type="string" calcext:value-type="string">
            <text:p>direct_sw_absor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use shortwave absorbance</text:p>
          </table:table-cell>
          <table:table-cell office:value-type="float" office:value="0.376371528456608" calcext:value-type="float">
            <text:p>0.376371528456608</text:p>
          </table:table-cell>
          <table:table-cell office:value-type="string" calcext:value-type="string">
            <text:p>diffuse_sw_absor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sine of solar zenith angle</text:p>
          </table:table-cell>
          <table:table-cell office:value-type="float" office:value="0.376286479334037" calcext:value-type="float">
            <text:p>0.376286479334037</text:p>
          </table:table-cell>
          <table:table-cell office:value-type="string" calcext:value-type="string">
            <text:p>pbuf_COSZR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ffuse longwave absorbance</text:p>
          </table:table-cell>
          <table:table-cell office:value-type="float" office:value="0.376168365528186" calcext:value-type="float">
            <text:p>0.376168365528186</text:p>
          </table:table-cell>
          <table:table-cell office:value-type="string" calcext:value-type="string">
            <text:p>diffuse_lw_absor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thane volume mixing ratio</text:p>
          </table:table-cell>
          <table:table-cell office:value-type="float" office:value="0.3761653115352" calcext:value-type="float">
            <text:p>0.3761653115352</text:p>
          </table:table-cell>
          <table:table-cell office:value-type="string" calcext:value-type="string">
            <text:p>pbuf_CH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r pressure</text:p>
          </table:table-cell>
          <table:table-cell office:value-type="float" office:value="0.376126218835513" calcext:value-type="float">
            <text:p>0.376126218835513</text:p>
          </table:table-cell>
          <table:table-cell office:value-type="string" calcext:value-type="string">
            <text:p>pressu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a-ice areal fraction</text:p>
          </table:table-cell>
          <table:table-cell office:value-type="float" office:value="0.376116985579332" calcext:value-type="float">
            <text:p>0.376116985579332</text:p>
          </table:table-cell>
          <table:table-cell office:value-type="string" calcext:value-type="string">
            <text:p>cam_in_ICEFRA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ar insolation</text:p>
          </table:table-cell>
          <table:table-cell office:value-type="float" office:value="0.37589188143611" calcext:value-type="float">
            <text:p>0.37589188143611</text:p>
          </table:table-cell>
          <table:table-cell office:value-type="string" calcext:value-type="string">
            <text:p>pbuf_SO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ciprocal air density</text:p>
          </table:table-cell>
          <table:table-cell office:value-type="float" office:value="0.375881228347619" calcext:value-type="float">
            <text:p>0.375881228347619</text:p>
          </table:table-cell>
          <table:table-cell office:value-type="string" calcext:value-type="string">
            <text:p>recip_densi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ound-up integral of total cloud</text:p>
          </table:table-cell>
          <table:table-cell office:value-type="float" office:value="0.375852125138044" calcext:value-type="float">
            <text:p>0.375852125138044</text:p>
          </table:table-cell>
          <table:table-cell office:value-type="string" calcext:value-type="string">
            <text:p>up_integ_tot_clou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ky-down integral of total cloud</text:p>
          </table:table-cell>
          <table:table-cell office:value-type="float" office:value="0.3754471304516" calcext:value-type="float">
            <text:p>0.3754471304516</text:p>
          </table:table-cell>
          <table:table-cell office:value-type="string" calcext:value-type="string">
            <text:p>down_integ_tot_clou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ir density</text:p>
          </table:table-cell>
          <table:table-cell office:value-type="float" office:value="0.375412573168675" calcext:value-type="float">
            <text:p>0.375412573168675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ace sensible heat flux</text:p>
          </table:table-cell>
          <table:table-cell office:value-type="float" office:value="0.375315702458223" calcext:value-type="float">
            <text:p>0.375315702458223</text:p>
          </table:table-cell>
          <table:table-cell office:value-type="string" calcext:value-type="string">
            <text:p>pbuf_SHFL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now depth over land</text:p>
          </table:table-cell>
          <table:table-cell office:value-type="float" office:value="0.375239966313044" calcext:value-type="float">
            <text:p>0.375239966313044</text:p>
          </table:table-cell>
          <table:table-cell office:value-type="string" calcext:value-type="string">
            <text:p>cam_in_SNOWHLA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rect longwave absorbance</text:p>
          </table:table-cell>
          <table:table-cell office:value-type="float" office:value="0.374894070376953" calcext:value-type="float">
            <text:p>0.374894070376953</text:p>
          </table:table-cell>
          <table:table-cell office:value-type="string" calcext:value-type="string">
            <text:p>direct_lw_absorb</text:p>
          </table:table-cell>
        </table:table-row>
      </table:table>
      <table:named-expressions/>
      <table:database-ranges>
        <table:database-range table:name="__Anonymous_Sheet_DB__0" table:target-range-address="feature_knockout.A1:feature_knockout.C4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1T15:28:30.467000000</dc:date>
    <meta:editing-duration>PT11M45S</meta:editing-duration>
    <meta:editing-cycles>1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75" chart:maximum="0.4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17cm" svg:height="12.472cm" xlink:href=".." xlink:type="simple" chart:class="chart:bar" chart:style-name="ch1">
        <chart:title svg:x="8.062cm" svg:y="0.385cm" chart:style-name="ch2">
          <text:p>Loss metric (smaller better) vs input feature removed</text:p>
        </chart:title>
        <chart:plot-area chart:style-name="ch3" table:cell-range-address="feature_knockout.B1:feature_knockout.C41" chart:data-source-has-labels="both" svg:x="0.543cm" svg:y="1.439cm" svg:width="26.084cm" svg:height="10.784cm">
          <chart:coordinate-region svg:x="2.753cm" svg:y="1.641cm" svg:width="23.874cm" svg:height="5.72cm"/>
          <chart:axis chart:dimension="x" chart:name="primary-x" chart:style-name="ch4" chartooo:axis-type="auto">
            <chartooo:date-scale/>
            <chart:categories table:cell-range-address="feature_knockout.B2:feature_knockout.B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_knockout.C2:feature_knockout.C41" chart:label-cell-address="feature_knockout.C1:feature_knockout.C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validation loss</text:p>
                <draw:g>
                  <svg:desc>feature_knockout.C1:feature_knock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 ice mixing ratio</text:p>
                <draw:g>
                  <svg:desc>feature_knockout.B2:feature_knockout.B41</svg:desc>
                </draw:g>
              </table:table-cell>
              <table:table-cell office:value-type="float" office:value="0.411633632083734">
                <text:p>0.411633632083734</text:p>
                <draw:g>
                  <svg:desc>feature_knockout.C2:feature_knockout.C41</svg:desc>
                </draw:g>
              </table:table-cell>
            </table:table-row>
            <table:table-row>
              <table:table-cell office:value-type="string">
                <text:p>cloud liquid mixing ratio</text:p>
              </table:table-cell>
              <table:table-cell office:value-type="float" office:value="0.404827269415061">
                <text:p>0.404827269415061</text:p>
              </table:table-cell>
            </table:table-row>
            <table:table-row>
              <table:table-cell office:value-type="string">
                <text:p>relative humidity (proportion)</text:p>
              </table:table-cell>
              <table:table-cell office:value-type="float" office:value="0.390006284167369">
                <text:p>0.390006284167369</text:p>
              </table:table-cell>
            </table:table-row>
            <table:table-row>
              <table:table-cell office:value-type="string">
                <text:p>zonal momentum per unit volume</text:p>
              </table:table-cell>
              <table:table-cell office:value-type="float" office:value="0.380120263000329">
                <text:p>0.380120263000329</text:p>
              </table:table-cell>
            </table:table-row>
            <table:table-row>
              <table:table-cell office:value-type="string">
                <text:p>meridional wind speed</text:p>
              </table:table-cell>
              <table:table-cell office:value-type="float" office:value="0.380072496334712">
                <text:p>0.380072496334712</text:p>
              </table:table-cell>
            </table:table-row>
            <table:table-row>
              <table:table-cell office:value-type="string">
                <text:p>albedo for direct longwave radiation</text:p>
              </table:table-cell>
              <table:table-cell office:value-type="float" office:value="0.379400124152501">
                <text:p>0.379400124152501</text:p>
              </table:table-cell>
            </table:table-row>
            <table:table-row>
              <table:table-cell office:value-type="string">
                <text:p>air temperature</text:p>
              </table:table-cell>
              <table:table-cell office:value-type="float" office:value="0.378588678687811">
                <text:p>0.378588678687811</text:p>
              </table:table-cell>
            </table:table-row>
            <table:table-row>
              <table:table-cell office:value-type="string">
                <text:p>zonal wind speed</text:p>
              </table:table-cell>
              <table:table-cell office:value-type="float" office:value="0.378557677318653">
                <text:p>0.378557677318653</text:p>
              </table:table-cell>
            </table:table-row>
            <table:table-row>
              <table:table-cell office:value-type="string">
                <text:p>specific humidity</text:p>
              </table:table-cell>
              <table:table-cell office:value-type="float" office:value="0.378105411926905">
                <text:p>0.378105411926905</text:p>
              </table:table-cell>
            </table:table-row>
            <table:table-row>
              <table:table-cell office:value-type="string">
                <text:p>upward longwave flux</text:p>
              </table:table-cell>
              <table:table-cell office:value-type="float" office:value="0.37769756813844">
                <text:p>0.37769756813844</text:p>
              </table:table-cell>
            </table:table-row>
            <table:table-row>
              <table:table-cell office:value-type="string">
                <text:p>nitrous oxide volume mixing ratio</text:p>
              </table:table-cell>
              <table:table-cell office:value-type="float" office:value="0.377514956146479">
                <text:p>0.377514956146479</text:p>
              </table:table-cell>
            </table:table-row>
            <table:table-row>
              <table:table-cell office:value-type="string">
                <text:p>albedo for diffuse shortwave radiation</text:p>
              </table:table-cell>
              <table:table-cell office:value-type="float" office:value="0.377440886199474">
                <text:p>0.377440886199474</text:p>
              </table:table-cell>
            </table:table-row>
            <table:table-row>
              <table:table-cell office:value-type="string">
                <text:p>surface latent heat flux</text:p>
              </table:table-cell>
              <table:table-cell office:value-type="float" office:value="0.377409034470717">
                <text:p>0.377409034470717</text:p>
              </table:table-cell>
            </table:table-row>
            <table:table-row>
              <table:table-cell office:value-type="string">
                <text:p>surface pressure</text:p>
              </table:table-cell>
              <table:table-cell office:value-type="float" office:value="0.37716929713885">
                <text:p>0.37716929713885</text:p>
              </table:table-cell>
            </table:table-row>
            <table:table-row>
              <table:table-cell office:value-type="string">
                <text:p>albedo for diffuse longwave radiation</text:p>
              </table:table-cell>
              <table:table-cell office:value-type="float" office:value="0.376987483352423">
                <text:p>0.376987483352423</text:p>
              </table:table-cell>
            </table:table-row>
            <table:table-row>
              <table:table-cell office:value-type="string">
                <text:p>ozone volume mixing ratio</text:p>
              </table:table-cell>
              <table:table-cell office:value-type="float" office:value="0.376952368766069">
                <text:p>0.376952368766069</text:p>
              </table:table-cell>
            </table:table-row>
            <table:table-row>
              <table:table-cell office:value-type="string">
                <text:p>meridional momentum per unit volume</text:p>
              </table:table-cell>
              <table:table-cell office:value-type="float" office:value="0.376876711597045">
                <text:p>0.376876711597045</text:p>
              </table:table-cell>
            </table:table-row>
            <table:table-row>
              <table:table-cell office:value-type="string">
                <text:p>land areal fraction</text:p>
              </table:table-cell>
              <table:table-cell office:value-type="float" office:value="0.376844010998805">
                <text:p>0.376844010998805</text:p>
              </table:table-cell>
            </table:table-row>
            <table:table-row>
              <table:table-cell office:value-type="string">
                <text:p>zenith-adjusted insolation</text:p>
              </table:table-cell>
              <table:table-cell office:value-type="float" office:value="0.376829503228267">
                <text:p>0.376829503228267</text:p>
              </table:table-cell>
            </table:table-row>
            <table:table-row>
              <table:table-cell office:value-type="string">
                <text:p>albedo for direct shortwave radiation</text:p>
              </table:table-cell>
              <table:table-cell office:value-type="float" office:value="0.37675130913655">
                <text:p>0.37675130913655</text:p>
              </table:table-cell>
            </table:table-row>
            <table:table-row>
              <table:table-cell office:value-type="string">
                <text:p>ocean areal fraction</text:p>
              </table:table-cell>
              <table:table-cell office:value-type="float" office:value="0.376737163960934">
                <text:p>0.376737163960934</text:p>
              </table:table-cell>
            </table:table-row>
            <table:table-row>
              <table:table-cell office:value-type="string">
                <text:p>meridional surface stress</text:p>
              </table:table-cell>
              <table:table-cell office:value-type="float" office:value="0.376722299555937">
                <text:p>0.376722299555937</text:p>
              </table:table-cell>
            </table:table-row>
            <table:table-row>
              <table:table-cell office:value-type="string">
                <text:p>reciprocal lative humidity</text:p>
              </table:table-cell>
              <table:table-cell office:value-type="float" office:value="0.376603162040313">
                <text:p>0.376603162040313</text:p>
              </table:table-cell>
            </table:table-row>
            <table:table-row>
              <table:table-cell office:value-type="string">
                <text:p>Beucler buoyancy metric</text:p>
              </table:table-cell>
              <table:table-cell office:value-type="float" office:value="0.376562011986971">
                <text:p>0.376562011986971</text:p>
              </table:table-cell>
            </table:table-row>
            <table:table-row>
              <table:table-cell office:value-type="string">
                <text:p>zonal surface stress</text:p>
              </table:table-cell>
              <table:table-cell office:value-type="float" office:value="0.376523946722349">
                <text:p>0.376523946722349</text:p>
              </table:table-cell>
            </table:table-row>
            <table:table-row>
              <table:table-cell office:value-type="string">
                <text:p>direct shortwave absorbance</text:p>
              </table:table-cell>
              <table:table-cell office:value-type="float" office:value="0.376476089408">
                <text:p>0.376476089408</text:p>
              </table:table-cell>
            </table:table-row>
            <table:table-row>
              <table:table-cell office:value-type="string">
                <text:p>diffuse shortwave absorbance</text:p>
              </table:table-cell>
              <table:table-cell office:value-type="float" office:value="0.376371528456608">
                <text:p>0.376371528456608</text:p>
              </table:table-cell>
            </table:table-row>
            <table:table-row>
              <table:table-cell office:value-type="string">
                <text:p>cosine of solar zenith angle</text:p>
              </table:table-cell>
              <table:table-cell office:value-type="float" office:value="0.376286479334037">
                <text:p>0.376286479334037</text:p>
              </table:table-cell>
            </table:table-row>
            <table:table-row>
              <table:table-cell office:value-type="string">
                <text:p>diffuse longwave absorbance</text:p>
              </table:table-cell>
              <table:table-cell office:value-type="float" office:value="0.376168365528186">
                <text:p>0.376168365528186</text:p>
              </table:table-cell>
            </table:table-row>
            <table:table-row>
              <table:table-cell office:value-type="string">
                <text:p>methane volume mixing ratio</text:p>
              </table:table-cell>
              <table:table-cell office:value-type="float" office:value="0.3761653115352">
                <text:p>0.3761653115352</text:p>
              </table:table-cell>
            </table:table-row>
            <table:table-row>
              <table:table-cell office:value-type="string">
                <text:p>air pressure</text:p>
              </table:table-cell>
              <table:table-cell office:value-type="float" office:value="0.376126218835513">
                <text:p>0.376126218835513</text:p>
              </table:table-cell>
            </table:table-row>
            <table:table-row>
              <table:table-cell office:value-type="string">
                <text:p>sea-ice areal fraction</text:p>
              </table:table-cell>
              <table:table-cell office:value-type="float" office:value="0.376116985579332">
                <text:p>0.376116985579332</text:p>
              </table:table-cell>
            </table:table-row>
            <table:table-row>
              <table:table-cell office:value-type="string">
                <text:p>solar insolation</text:p>
              </table:table-cell>
              <table:table-cell office:value-type="float" office:value="0.37589188143611">
                <text:p>0.37589188143611</text:p>
              </table:table-cell>
            </table:table-row>
            <table:table-row>
              <table:table-cell office:value-type="string">
                <text:p>reciprocal air density</text:p>
              </table:table-cell>
              <table:table-cell office:value-type="float" office:value="0.375881228347619">
                <text:p>0.375881228347619</text:p>
              </table:table-cell>
            </table:table-row>
            <table:table-row>
              <table:table-cell office:value-type="string">
                <text:p>ground-up integral of total cloud</text:p>
              </table:table-cell>
              <table:table-cell office:value-type="float" office:value="0.375852125138044">
                <text:p>0.375852125138044</text:p>
              </table:table-cell>
            </table:table-row>
            <table:table-row>
              <table:table-cell office:value-type="string">
                <text:p>sky-down integral of total cloud</text:p>
              </table:table-cell>
              <table:table-cell office:value-type="float" office:value="0.3754471304516">
                <text:p>0.3754471304516</text:p>
              </table:table-cell>
            </table:table-row>
            <table:table-row>
              <table:table-cell office:value-type="string">
                <text:p>air density</text:p>
              </table:table-cell>
              <table:table-cell office:value-type="float" office:value="0.375412573168675">
                <text:p>0.375412573168675</text:p>
              </table:table-cell>
            </table:table-row>
            <table:table-row>
              <table:table-cell office:value-type="string">
                <text:p>surface sensible heat flux</text:p>
              </table:table-cell>
              <table:table-cell office:value-type="float" office:value="0.375315702458223">
                <text:p>0.375315702458223</text:p>
              </table:table-cell>
            </table:table-row>
            <table:table-row>
              <table:table-cell office:value-type="string">
                <text:p>snow depth over land</text:p>
              </table:table-cell>
              <table:table-cell office:value-type="float" office:value="0.375239966313044">
                <text:p>0.375239966313044</text:p>
              </table:table-cell>
            </table:table-row>
            <table:table-row>
              <table:table-cell office:value-type="string">
                <text:p>direct longwave absorbance</text:p>
              </table:table-cell>
              <table:table-cell office:value-type="float" office:value="0.374894070376953">
                <text:p>0.374894070376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